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a2990"/>
    </style:style>
    <style:style style:name="P2" style:family="paragraph" style:parent-style-name="Standard">
      <style:text-properties fo:font-weight="bold" officeooo:paragraph-rsid="000a2990" fo:background-color="#ffffff"/>
    </style:style>
    <style:style style:name="P3" style:family="paragraph" style:parent-style-name="Standard">
      <style:text-properties fo:font-weight="bold" officeooo:paragraph-rsid="000a2990"/>
    </style:style>
    <style:style style:name="P4" style:family="paragraph" style:parent-style-name="Standard">
      <style:text-properties fo:font-weight="bold" officeooo:rsid="000df443" officeooo:paragraph-rsid="000df443"/>
    </style:style>
    <style:style style:name="P5" style:family="paragraph" style:parent-style-name="Standard">
      <style:text-properties fo:font-weight="bold" officeooo:paragraph-rsid="000df443"/>
    </style:style>
    <style:style style:name="P6" style:family="paragraph" style:parent-style-name="Standard">
      <style:text-properties fo:font-weight="bold" officeooo:paragraph-rsid="000fd392"/>
    </style:style>
    <style:style style:name="P7" style:family="paragraph" style:parent-style-name="Standard">
      <style:text-properties fo:font-weight="bold" officeooo:paragraph-rsid="000df443"/>
    </style:style>
    <style:style style:name="T1" style:family="text">
      <style:text-properties fo:font-weight="bold"/>
    </style:style>
    <style:style style:name="T2" style:family="text">
      <style:text-properties fo:font-weight="bold" fo:background-color="#ffffff" loext:char-shading-value="0"/>
    </style:style>
    <style:style style:name="T3" style:family="text">
      <style:text-properties fo:font-weight="bold" officeooo:rsid="000a2990"/>
    </style:style>
    <style:style style:name="T4" style:family="text">
      <style:text-properties style:text-position="super 58%" fo:font-weight="bold" officeooo:rsid="000a29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text:span text:style-name="T2">My</text:span> <text:span text:style-name="T1">second</text:span> <text:span text:style-name="T1">grader</text:span> <text:span text:style-name="T1">asked</text:span> <text:span text:style-name="T1">me</text:span> <text:span text:style-name="T1">what</text:span> <text:span text:style-name="T1">this</text:span> <text:span text:style-name="T1">passage</text:span> <text:span text:style-name="T1">means:</text:span> <text:span text:style-name="T1">"""</text:span> </text:p>
      <text:p text:style-name="P3"/>
      <text:p text:style-name="P1"><text:span text:style-name="T1">In</text:span> <text:span text:style-name="T1">a</text:span> <text:span text:style-name="T1">few</text:span> <text:span text:style-name="T1">short</text:span> <text:span text:style-name="T1">paragraphs,</text:span> <text:span text:style-name="T1">here</text:span> <text:span text:style-name="T1">are</text:span> <text:span text:style-name="T1">the</text:span> <text:span text:style-name="T1">basics</text:span> <text:span text:style-name="T1">that</text:span> <text:span text:style-name="T1">we</text:span>’<text:span text:style-name="T1">ll</text:span> <text:span text:style-name="T1">go</text:span> <text:span text:style-name="T1">over</text:span> <text:span text:style-name="T1">in</text:span> <text:span text:style-name="T1">more</text:span> <text:span text:style-name="T1">detail</text:span> <text:span text:style-name="T1">in</text:span> <text:span text:style-name="T1">this</text:span> <text:span text:style-name="T1">article:</text:span> <text:span text:style-name="T1">Quantum</text:span> <text:span text:style-name="T1">computers</text:span> <text:span text:style-name="T1">use</text:span> <text:span text:style-name="T1">qubits</text:span> <text:span text:style-name="T1">instead</text:span> <text:span text:style-name="T1">of</text:span> <text:span text:style-name="T1">traditional</text:span> <text:span text:style-name="T1">bits</text:span> <text:span text:style-name="T1">(binary</text:span> <text:span text:style-name="T1">digits).</text:span> <text:span text:style-name="T1">Qubits</text:span> <text:span text:style-name="T1">are</text:span> <text:span text:style-name="T1">different</text:span> <text:span text:style-name="T1">from</text:span> <text:span text:style-name="T1">traditional</text:span> <text:span text:style-name="T1">bits</text:span> <text:span text:style-name="T1">because</text:span> <text:span text:style-name="T1">until</text:span> <text:span text:style-name="T1">they</text:span> <text:span text:style-name="T1">are</text:span> <text:span text:style-name="T1">read</text:span> <text:span text:style-name="T1">out</text:span> <text:span text:style-name="T1">(meaning</text:span> <text:span text:style-name="T1">measured),</text:span> <text:span text:style-name="T1">they</text:span> <text:span text:style-name="T1">can</text:span> <text:span text:style-name="T1">exist</text:span> <text:span text:style-name="T1">in</text:span> <text:span text:style-name="T1">an</text:span> <text:span text:style-name="T1">indeterminate</text:span> <text:span text:style-name="T1">state</text:span> <text:span text:style-name="T1">where</text:span> <text:span text:style-name="T1">we</text:span> <text:span text:style-name="T1">can</text:span>’<text:span text:style-name="T1">t</text:span> <text:span text:style-name="T1">tell</text:span> <text:span text:style-name="T1">whether</text:span> <text:span text:style-name="T1">they</text:span>’<text:span text:style-name="T1">ll</text:span> <text:span text:style-name="T1">be</text:span> <text:span text:style-name="T1">measured</text:span> <text:span text:style-name="T1">as</text:span> <text:span text:style-name="T1">a</text:span> <text:span text:style-name="T1">0</text:span> <text:span text:style-name="T1">or</text:span> <text:span text:style-name="T1">a</text:span> <text:span text:style-name="T1">1.</text:span> <text:span text:style-name="T1">That</text:span>’<text:span text:style-name="T1">s</text:span> <text:span text:style-name="T1">because</text:span> <text:span text:style-name="T1">of</text:span> <text:span text:style-name="T1">a</text:span> <text:span text:style-name="T1">unique</text:span> <text:span text:style-name="T1">property</text:span> <text:span text:style-name="T1">called</text:span> <text:span text:style-name="T1">superposition.</text:span> <text:span text:style-name="T1">Superposition</text:span> <text:span text:style-name="T1">makes</text:span> <text:span text:style-name="T1">qubits</text:span> <text:span text:style-name="T1">interesting,</text:span> <text:span text:style-name="T1">but</text:span> <text:span text:style-name="T1">their</text:span> <text:span text:style-name="T1">real</text:span> <text:span text:style-name="T1">superpower</text:span> <text:span text:style-name="T1">is</text:span> <text:span text:style-name="T1">entanglement.</text:span> <text:span text:style-name="T1">Entangled</text:span> <text:span text:style-name="T1">qubits</text:span> <text:span text:style-name="T1">can</text:span> <text:span text:style-name="T1">interact</text:span> <text:span text:style-name="T1">instantly.</text:span> <text:span text:style-name="T1">To</text:span> <text:span text:style-name="T1">make</text:span> <text:span text:style-name="T1">functional</text:span> <text:span text:style-name="T1">qubits,</text:span> <text:span text:style-name="T1">quantum</text:span> <text:span text:style-name="T1">computers</text:span> <text:span text:style-name="T1">have</text:span> <text:span text:style-name="T1">to</text:span> <text:span text:style-name="T1">be</text:span> <text:span text:style-name="T1">cooled</text:span> <text:span text:style-name="T1">to</text:span> <text:span text:style-name="T1">near</text:span> <text:span text:style-name="T1">absolute</text:span> <text:span text:style-name="T1">zero.</text:span> <text:span text:style-name="T1">Even</text:span> <text:span text:style-name="T1">when</text:span> <text:span text:style-name="T1">supercooled,</text:span> <text:span text:style-name="T1">qubits</text:span> <text:span text:style-name="T1">don</text:span>’<text:span text:style-name="T1">t</text:span> <text:span text:style-name="T1">maintain</text:span> <text:span text:style-name="T1">their</text:span> <text:span text:style-name="T1">entangled</text:span> <text:span text:style-name="T1">state</text:span> <text:span text:style-name="T1">(coherence)</text:span> <text:span text:style-name="T1">for</text:span> <text:span text:style-name="T1">very</text:span> <text:span text:style-name="T1">long.</text:span> <text:span text:style-name="T1">That</text:span> <text:span text:style-name="T1">makes</text:span> <text:span text:style-name="T1">programming</text:span> <text:span text:style-name="T1">them</text:span> <text:span text:style-name="T1">extra</text:span> <text:span text:style-name="T1">tricky.</text:span> <text:span text:style-name="T1">Quantum</text:span> <text:span text:style-name="T1">computers</text:span> <text:span text:style-name="T1">are</text:span> <text:span text:style-name="T1">programmed</text:span> <text:span text:style-name="T1">using</text:span> <text:span text:style-name="T1">sequences</text:span> <text:span text:style-name="T1">of</text:span> <text:span text:style-name="T1">logic</text:span> <text:span text:style-name="T1">gates</text:span> <text:span text:style-name="T1">of</text:span> <text:span text:style-name="T1">various</text:span> <text:span text:style-name="T1">kinds,</text:span> <text:span text:style-name="T1">but</text:span> <text:span text:style-name="T1">programs</text:span> <text:span text:style-name="T1">need</text:span> <text:span text:style-name="T1">to</text:span> <text:span text:style-name="T1">run</text:span> <text:span text:style-name="T1">quickly</text:span> <text:span text:style-name="T1">enough</text:span> <text:span text:style-name="T1">that</text:span> <text:span text:style-name="T1">the</text:span> <text:span text:style-name="T1">qubits</text:span> <text:span text:style-name="T1">don</text:span>’<text:span text:style-name="T1">t</text:span> <text:span text:style-name="T1">lose</text:span> <text:span text:style-name="T1">coherence</text:span> <text:span text:style-name="T1">before</text:span> <text:span text:style-name="T1">they</text:span>’<text:span text:style-name="T1">re</text:span> <text:span text:style-name="T1">measured.</text:span> <text:span text:style-name="T1">For</text:span> <text:span text:style-name="T1">anyone</text:span> <text:span text:style-name="T1">who</text:span> <text:span text:style-name="T1">took</text:span> <text:span text:style-name="T1">a</text:span> <text:span text:style-name="T1">logic</text:span> <text:span text:style-name="T1">class</text:span> <text:span text:style-name="T1">or</text:span> <text:span text:style-name="T1">digital</text:span> <text:span text:style-name="T1">circuit</text:span> <text:span text:style-name="T1">design</text:span> <text:span text:style-name="T1">using</text:span> <text:span text:style-name="T1">flip-flops,</text:span> <text:span text:style-name="T1">quantum</text:span> <text:span text:style-name="T1">logic</text:span> <text:span text:style-name="T1">gates</text:span> <text:span text:style-name="T1">will</text:span> <text:span text:style-name="T1">seem</text:span> <text:span text:style-name="T1">somewhat</text:span> <text:span text:style-name="T1">familiar,</text:span> <text:span text:style-name="T1">although</text:span> <text:span text:style-name="T1">quantum</text:span> <text:span text:style-name="T1">computers</text:span> <text:span text:style-name="T1">themselves</text:span> <text:span text:style-name="T1">are</text:span> <text:span text:style-name="T1">essentially</text:span> <text:span text:style-name="T1">analog.</text:span> <text:span text:style-name="T1">However,</text:span> <text:span text:style-name="T1">the</text:span> <text:span text:style-name="T1">combination</text:span> <text:span text:style-name="T1">of</text:span> <text:span text:style-name="T1">superposition</text:span> <text:span text:style-name="T1">and</text:span> <text:span text:style-name="T1">entanglement</text:span> <text:span text:style-name="T1">make</text:span> <text:span text:style-name="T1">the</text:span> <text:span text:style-name="T1">process</text:span> <text:span text:style-name="T1">about</text:span> <text:span text:style-name="T1">a</text:span> <text:span text:style-name="T1">hundred</text:span> <text:span text:style-name="T1">times</text:span> <text:span text:style-name="T1">more</text:span> <text:span text:style-name="T1">confusing.</text:span> </text:p>
      <text:p text:style-name="P3"/>
      <text:p text:style-name="P1"><text:span text:style-name="T1">"""</text:span> <text:span text:style-name="T1">I</text:span> <text:span text:style-name="T1">rephrased</text:span> <text:span text:style-name="T1">it</text:span> <text:span text:style-name="T1">for</text:span> <text:span text:style-name="T1">him,</text:span> <text:span text:style-name="T1">in</text:span> <text:span text:style-name="T1">plain</text:span> <text:span text:style-name="T1">language</text:span> <text:span text:style-name="T1">a</text:span> <text:span text:style-name="T1">second</text:span> <text:span text:style-name="T1">grader</text:span> <text:span text:style-name="T1">can</text:span> <text:span text:style-name="T1">understand:</text:span> </text:p>
      <text:p text:style-name="P3"/>
      <text:p text:style-name="P1"><text:span text:style-name="T1">"""</text:span> </text:p>
      <text:p text:style-name="P1"><text:span text:style-name="T1">A</text:span> <text:span text:style-name="T1">quantum</text:span> <text:span text:style-name="T1">computer</text:span> <text:span text:style-name="T1">uses</text:span> <text:span text:style-name="T1">qubits</text:span> <text:span text:style-name="T1">instead</text:span> <text:span text:style-name="T1">of</text:span> <text:span text:style-name="T1">bits.</text:span> <text:span text:style-name="T1">A</text:span> <text:span text:style-name="T1">qubit</text:span> <text:span text:style-name="T1">can</text:span> <text:span text:style-name="T1">be</text:span> <text:span text:style-name="T1">in</text:span> <text:span text:style-name="T1">a</text:span> <text:span text:style-name="T1">state</text:span> <text:span text:style-name="T1">where</text:span> <text:span text:style-name="T1">we</text:span> <text:span text:style-name="T1">don</text:span>’<text:span text:style-name="T1">t</text:span> <text:span text:style-name="T1">know</text:span> <text:span text:style-name="T1">whether</text:span> <text:span text:style-name="T1">it</text:span>’<text:span text:style-name="T1">s</text:span> <text:span text:style-name="T1">a</text:span> <text:span text:style-name="T1">0</text:span> <text:span text:style-name="T1">or</text:span> <text:span text:style-name="T1">a</text:span> <text:span text:style-name="T1">1.</text:span> <text:span text:style-name="T1">That</text:span>’<text:span text:style-name="T1">s</text:span> <text:span text:style-name="T1">called</text:span> <text:span text:style-name="T1">superposition.</text:span> <text:span text:style-name="T1">Qubits</text:span> <text:span text:style-name="T1">are</text:span> <text:span text:style-name="T1">interesting</text:span> <text:span text:style-name="T1">because</text:span> <text:span text:style-name="T1">they</text:span> <text:span text:style-name="T1">can</text:span> <text:span text:style-name="T1">be</text:span> <text:span text:style-name="T1">entangled</text:span> <text:span text:style-name="T1">with</text:span> <text:span text:style-name="T1">each</text:span> <text:span text:style-name="T1">other,</text:span> <text:span text:style-name="T1">which</text:span> <text:span text:style-name="T1">means</text:span> <text:span text:style-name="T1">they</text:span> <text:span text:style-name="T1">can</text:span> <text:span text:style-name="T1">talk</text:span> <text:span text:style-name="T1">to</text:span> <text:span text:style-name="T1">each</text:span> <text:span text:style-name="T1">other</text:span> <text:span text:style-name="T1">instantly.</text:span> <text:span text:style-name="T1">Quantum</text:span> <text:span text:style-name="T1">computers</text:span> <text:span text:style-name="T1">need</text:span> <text:span text:style-name="T1">to</text:span> <text:span text:style-name="T1">be</text:span> <text:span text:style-name="T1">supercooled</text:span> <text:span text:style-name="T1">to</text:span> <text:span text:style-name="T1">near</text:span> <text:span text:style-name="T1">absolute</text:span> <text:span text:style-name="T1">zero,</text:span> <text:span text:style-name="T1">and</text:span> <text:span text:style-name="T1">even</text:span> <text:span text:style-name="T1">then</text:span> <text:span text:style-name="T1">they</text:span> <text:span text:style-name="T1">only</text:span> <text:span text:style-name="T1">stay</text:span> <text:span text:style-name="T1">entangled</text:span> <text:span text:style-name="T1">for</text:span> <text:span text:style-name="T1">a</text:span> <text:span text:style-name="T1">short</text:span> <text:span text:style-name="T1">time.</text:span> <text:span text:style-name="T1">So,</text:span> <text:span text:style-name="T1">programming</text:span> <text:span text:style-name="T1">them</text:span> <text:span text:style-name="T1">is</text:span> <text:span text:style-name="T1">tricky.</text:span></text:p>
      <text:p text:style-name="Standard"/>
      <text:p text:style-name="Standard"/>
      <text:p text:style-name="P1"><text:span text:style-name="T1">I rephrased it for him, in plain language a </text:span><text:span text:style-name="T3">5</text:span><text:span text:style-name="T4">th</text:span><text:span text:style-name="T1">grader can understand: </text:span></text:p>
      <text:p text:style-name="P3">""" </text:p>
      <text:p text:style-name="P3">A quantum computer is a computer that uses qubits instead of bits. Qubits are different from bits because until they are read out (measured), they can exist in an indeterminate state where we can’t tell whether they’ll be measured as a 0 or a 1. That’s because of a unique property called superposition. Superposition makes qubits interesting, but their real superpower is entanglement. Entangled qubits can interact instantly. To make</text:p>
      <text:p text:style-name="P3"/>
      <text:p text:style-name="P3"/>
      <text:p text:style-name="P3"/>
      <text:p text:style-name="P4">philosophy by gpt-3</text:p>
      <text:p text:style-name="P3"/>
      <text:p text:style-name="P5">My kid asked me to explain philosophy:</text:p>
      <text:p text:style-name="P5"><text:s/>""" </text:p>
      <text:p text:style-name="P5">Q: what is creativity? </text:p>
      <text:p text:style-name="P5">A:There are people who talk about the creative process with such humility. There's a sense that something larger than yourself has worked its way through you. To paraphrase Kahlil Gibran's notion about children, the creative process-- creativity comes through you but not from you. Though it is with you, it belongs not to you, right? This notion that we are the frontal lobes of the universe. And so when we craft beauty, when we vocalize, when we utter inspiration, what are we actually doing? Are we creating something that isn't there?Or are we merely transcribing, right? The notion of inspiration means we're breathing in and exhaling what we've taken in So we're merely transcribing the observation of what is. We're recording. We are all cosmonauts, psychonauts. And the creative process is merely what we brought back <text:soft-page-break/>as reporters of the numinous. When we go to Plato's realm of ideals, we are as navigators. We are as Dorothy going into Oz, seeing the world through a different lens, seeing reality through a different operating system, a different set of filters, and thus being able to read differently, to see something that others can't and then bring that back and then share that back. And I think that that's what's happening during creativity. And I think that that's why we should be humble about it. Respect the gods. There's poetry in every moment. </text:p>
      <text:p text:style-name="P5"/>
      <text:p text:style-name="P5"/>
      <text:p text:style-name="P5">Q: what is awe ? </text:p>
      <text:p text:style-name="P5">A:I think a lot about the contrast between banality and wonder, between disengagement and radiant ecstasy,between being unaffected by the here and now and being absolutely ravished emotionally by it. And I think one of the problems for human beings is mental habits. Once we create a comfort zone, we rarely step outside of that comfort zone. But the consequence of that is a phenomenon known as hedonic adaptation. Over stimulation to the same kind of thing, the same stimuli again and again and again, renders said stimuli invisible. Your brain has already mapped it in its own head, and you no longer literally have to be engaged by that. We have eyes, yet see not, ears that hear not, and hearts that neither feel nor understand. There's a great book called The Wondering Brain that says that one of the ways that we elicit wonder is by scrambling the self temporarily so that the world can seep in. Henry Miller says even a blade of grass, when given proper attention, becomes an infinitely magnificent world in itself. Darwin said attention, if sudden and close, graduates in surprise, and this into astonishment, and this into stupefied amazement. That's what rapture is. That's what illumination is. That's what that sort of infinite comprehending awe that human beings love so much.And so how do we do that? How do we mess with our perceptual apparatus in order to have the kind of emotional and aesthetic experience from life that we render most meaningful?Because we all know those moments are there. Those are the moments that would make final cut.Only in these moments we experience a fresh,the hardly bearable ecstasy of different energy exploding on our nerve endings. This is the rhapsodic, ecstatic, bursting forth of awe that expands our perceptual parameters beyond all previous limits. And we literally have to reconfigure our mental models of the world in order to assimilate the beauty of that download.That is what it means to be inspired. The Greek root of the term meansto breathe in, to take it in. We fit the universe through our brains,and it comes out in the formof nothing less than poetry.We have a responsibility to awe.</text:p>
      <text:p text:style-name="P5"><text:s/></text:p>
      <text:p text:style-name="P5"/>
      <text:p text:style-name="P5">Q: what is singularity? </text:p>
      <text:p text:style-name="P6">A:I think that the singularity is a metaphor for the notion that we are all connected. And that we are, in fact, all one. And that the universe is an organism, and it's a living thing. And it's alive with us and through us. That we are the brain of the universe. The universe is dreaming of itself through us. That's what I think the singularity is. It's not a technological concept. It's a spiritual concept. </text:p>
      <text:p text:style-name="P6"/>
      <text:p text:style-name="P6">Q: What is mortality?</text:p>
      <text:p text:style-name="P6"><text:s/>A:I think that mortality is a reminder of the preciousness of life. And that we are all here for such a short time. And there's so much to do. And there's so much to see. And there's so much to feel. And there's so much to learn. And there's so much to love. And there's so much to create. And there's so much to give. And there's so much to be. I think that it is a reminder that we are all here for such a short time, and that we have the opportunity to live the lives of saints. To live the lives of heroes. To live the lives of wise men and women. To live the lives of those who are inspired and who inspire others </text:p>
      <text:p text:style-name="P5"/>
      <text:p text:style-name="P5"/>
      <text:p text:style-name="P5"><text:soft-page-break/>Q: what is curiosity? </text:p>
      <text:p text:style-name="P5">A:I think that curiosity is an engine of change. That curiosity is a kind of mental and emotional exploration that changes us. And that curiosity is the antidote to the banality of everyday life. And that curiosity is the antidote to the monotony of everyday life. And that curiosity is the antidote to our own self-imposed ignorance. And that curiosity is a kind of emotional exploration that is always yielding new discoveries about ourselves and about the world around us. And I think it's really important that we recognize how powerful curiosity can be, and how it can help us to change our lives for the better. </text:p>
      <text:p text:style-name="P5"/>
      <text:p text:style-name="P5">Q: what is Death? </text:p>
      <text:p text:style-name="P5">A:I think that death is a reminder to appreciate life. To appreciate the fact that we are alive. That we are breathing. That we have the opportunity to be here. That we have the opportunity to explore. That we have the opportunity to be curious. That we have the opportunity to love. That we have the opportunity to create. That we have the opportunity to share. That we have the opportunity to be of service. That we have the opportunity to be of value. That we have the opportunity to be of worth. And I think that's what death is about. Death is about saying, "I'm alive!" </text:p>
      <text:p text:style-name="P5"/>
      <text:p text:style-name="P5">Q: what is love? </text:p>
      <text:p text:style-name="P5">A:I think that love is an extension of curiosity. It's a kind of emotional exploration. It's a kind of mental exploration. It's a kind of spiritual exploration. It's a kind of psychological exploration. It's a kind of sociological exploration. It's a kind of cultural exploration. I think love is the engine that drives us to explore each other. And to explore ourselves. And to explore our world. I think it is the engine that drives us to go beyond the pale,beyond the borders of our comfort zones in order to see what lies on the other side. I think love is what takes us over the rainbow and down that other rabbit hole. </text:p>
      <text:p text:style-name="P5"/>
      <text:p text:style-name="P5">Q: what is infatuation?</text:p>
      <text:p text:style-name="P5"><text:s/>A:I think that infatuation is a magnifier of love. I think that infatuation is an amplification of love. I think that infatuation is a kind of love that is so intense, that it can cause us to feel as if we are literally going to burst into flames. I think it's a kind of love that can cause us to feel as if we are literally going to be swept off our feet. I think it's a kind of love that can cause us to feel as if we are literally going to explode from the inside out. I think it's a kind of love that can cause us to feel as if our hearts are literally going to melt. I think it's a kind of love that is so intense, it </text:p>
      <text:p text:style-name="P5"/>
      <text:p text:style-name="P5">Q: what is inhuman? </text:p>
      <text:p text:style-name="P5">A:I think that inhuman is a word that we use to describe something that is not human. And I think that in our culture, in our society, we have a very narrow view of what it means to be human. And I think that we make the mistake of believing that human beings are the only species on this planet that have the capacity for love. I think we make the mistake of believing that human beings are the only species on this planet that have the capacity for compassion. I think we make the mistake of believing that human beings are the only species on this planet that have the capacity for sympathy. I think we make the mistake of believing that human beings are the only species on this planet that have the capacity for altruism. And I think we Q:what is ? </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01:48:32.597795008</meta:creation-date>
    <meta:editing-duration>PT18H15M12S</meta:editing-duration>
    <meta:editing-cycles>3</meta:editing-cycles>
    <meta:generator>LibreOffice/6.0.7.3$Linux_X86_64 LibreOffice_project/00m0$Build-3</meta:generator>
    <dc:date>2020-08-12T19:34:28.528906752</dc:date>
    <meta:document-statistic meta:table-count="0" meta:image-count="0" meta:object-count="0" meta:page-count="3" meta:paragraph-count="30" meta:word-count="1827" meta:character-count="10326" meta:non-whitespace-character-count="8502"/>
  </office:meta>
</office:document-meta>
</file>